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15cm" fo:margin-left="-0.863cm" table:align="left"/>
    </style:style>
    <style:style style:name="Tabla1.A" style:family="table-column">
      <style:table-column-properties style:column-width="1.164cm"/>
    </style:style>
    <style:style style:name="Tabla1.B" style:family="table-column">
      <style:table-column-properties style:column-width="1.588cm"/>
    </style:style>
    <style:style style:name="Tabla1.C" style:family="table-column">
      <style:table-column-properties style:column-width="2.011cm"/>
    </style:style>
    <style:style style:name="Tabla1.D" style:family="table-column">
      <style:table-column-properties style:column-width="1.984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2.699cm"/>
    </style:style>
    <style:style style:name="Tabla1.G" style:family="table-column">
      <style:table-column-properties style:column-width="3.413cm"/>
    </style:style>
    <style:style style:name="Tabla1.H" style:family="table-column">
      <style:table-column-properties style:column-width="3.38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Courier New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style:font-name="Courier New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Courier New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  <style:text-properties style:font-name="Courier New"/>
    </style:style>
    <style:style style:name="P10" style:family="paragraph" style:parent-style-name="Standard">
      <style:text-properties style:font-name="Courier New" fo:font-weight="bold" officeooo:rsid="000212bc" officeooo:paragraph-rsid="000212bc" style:font-weight-asian="bold" style:font-weight-complex="bold"/>
    </style:style>
    <style:style style:name="P11" style:family="paragraph" style:parent-style-name="Standard">
      <style:text-properties style:font-name="Courier New" fo:font-weight="normal" officeooo:rsid="000212bc" officeooo:paragraph-rsid="000212bc" style:font-weight-asian="normal" style:font-weight-complex="normal"/>
    </style:style>
    <style:style style:name="P12" style:family="paragraph" style:parent-style-name="Standard">
      <style:text-properties style:font-name="Courier New" fo:font-weight="bold" officeooo:rsid="00039d75" officeooo:paragraph-rsid="00039d75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officeooo:paragraph-rsid="00039d75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ourier New" officeooo:paragraph-rsid="00039d75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039d75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005c078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paragraph-rsid="0005c07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Courier New" officeooo:paragraph-rsid="00039d75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Courier New" fo:font-weight="bold" officeooo:rsid="00053e09" officeooo:paragraph-rsid="00053e09" style:font-weight-asian="bold" style:font-weight-complex="bold"/>
    </style:style>
    <style:style style:name="P20" style:family="paragraph" style:parent-style-name="Table_20_Heading">
      <style:text-properties style:font-name="Courier New"/>
    </style:style>
    <style:style style:name="P21" style:family="paragraph" style:parent-style-name="Table_20_Contents">
      <style:text-properties style:font-name="Courier New"/>
    </style:style>
    <style:style style:name="T1" style:family="text">
      <style:text-properties officeooo:rsid="000212bc"/>
    </style:style>
    <style:style style:name="T2" style:family="text">
      <style:text-properties style:font-name="Courier New"/>
    </style:style>
    <style:style style:name="T3" style:family="text">
      <style:text-properties officeooo:rsid="00039d75"/>
    </style:style>
    <style:style style:name="T4" style:family="text">
      <style:text-properties fo:font-weight="bold" officeooo:rsid="0004b504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Courier New" fo:font-weight="bold" officeooo:rsid="0004b504" style:font-weight-asian="bold" style:font-weight-complex="bold"/>
    </style:style>
    <style:style style:name="T7" style:family="text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Courier New" fo:font-style="normal" style:text-underline-style="none" style:font-style-asian="normal" style:font-style-complex="normal"/>
    </style:style>
    <style:style style:name="T9" style:family="text">
      <style:text-properties style:font-name="Courier New" fo:font-style="normal" style:text-underline-style="dotted" style:text-underline-width="bold" style:text-underline-color="font-color" style:font-style-asian="normal" style:font-style-complex="normal"/>
    </style:style>
    <style:style style:name="T10" style:family="text">
      <style:text-properties style:font-name="Courier New" fo:font-style="normal" style:text-underline-style="dotted" style:text-underline-width="bold" style:text-underline-color="font-color" style:font-style-asian="normal" style:font-style-complex="normal"/>
    </style:style>
    <style:style style:name="T11" style:family="text">
      <style:text-properties style:font-name="Courier New" officeooo:rsid="0005c078"/>
    </style:style>
    <style:style style:name="T12" style:family="text">
      <style:text-properties officeooo:rsid="0005c078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font-name="Courier New" style:text-underline-style="solid" style:text-underline-type="double" style:text-underline-width="auto" style:text-underline-color="font-color"/>
    </style:style>
    <style:style style:name="T15" style:family="text">
      <style:text-properties style:font-name="Courier New" style:text-underline-style="dotted" style:text-underline-width="bold" style:text-underline-color="font-color"/>
    </style:style>
    <style:style style:name="T16" style:family="text">
      <style:text-properties style:text-underline-style="dotted" style:text-underline-width="bold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<text:span text:style-name="T1">5</text:span></text:p>
      <text:p text:style-name="P1">Tema 2: Bases de Datos Relacionales</text:p>
      <text:p text:style-name="P1">Base de Datos</text:p>
      <text:p text:style-name="P1">Cursos 25/26</text:p>
      <text:p text:style-name="P2"/>
      <text:p text:style-name="P2"><text:span text:style-name="T2">Dado el siguiente esquema relacional:</text:span></text:p>
      <text:list text:style-name="L1">
        <text:list-item>
          <text:p text:style-name="P3">Categorias (id, nombre, nivel)</text:p>
        </text:list-item>
        <text:list-item>
          <text:p text:style-name="P3">Equipo (id, nombre, ciudad, fechaFundacion, categoria_id, presidente_id, estadio_id) </text:p>
        </text:list-item>
        <text:list-item>
          <text:p text:style-name="P3">Presidentes (id, nombre, dni, nacionalidad)</text:p>
        </text:list-item>
        <text:list-item>
          <text:p text:style-name="P3">Arbitro (id, nombre, region, num_colegiado)</text:p>
        </text:list-item>
        <text:list-item>
          <text:p text:style-name="P3">Estadios (id, nombre, direccion, ciudad)</text:p>
        </text:list-item>
        <text:list-item>
          <text:p text:style-name="P3">Jugadores(id, dni, nombre, apellidos, nacionalidad, puesto, equipo_id)</text:p>
        </text:list-item>
        <text:list-item>
          <text:p text:style-name="P3">Partido(id, fecha, arbitro_id, estadio_id, equipo_casa_id, equipo_fuera_id, goles_equipo_casa, goles_equipo_fuera)</text:p>
        </text:list-item>
        <text:list-item>
          <text:p text:style-name="P4">Clasificacion(equipo_id, partidos_jugados, partidos_perdidos, partidos_empatados, puntos_casa, puntos_fuera, goles_casa, goles_fuera, puntos)</text:p>
        </text:list-item>
      </text:list>
      <text:p text:style-name="P5">Se pide:</text:p>
      <text:p text:style-name="P5">1. Establece razonando tu respuesta la política de valores nulos, el tipo de borrado y el tipo de modificado para las siguientes claves ajenas</text:p>
      <text:list text:style-name="L2">
        <text:list-item>
          <text:p text:style-name="P6"><text:span text:style-name="Strong_20_Emphasis"><text:span text:style-name="T2">estadio_id </text:span></text:span><text:span text:style-name="T2">de la relación Equipos</text:span></text:p>
        </text:list-item>
        <text:list-item>
          <text:p text:style-name="P6"><text:span text:style-name="Strong_20_Emphasis"><text:span text:style-name="T2">equipo_casa_id </text:span></text:span><text:span text:style-name="T2">de la relación Partidos</text:span></text:p>
        </text:list-item>
        <text:list-item>
          <text:p text:style-name="P7"><text:span text:style-name="Strong_20_Emphasis"><text:span text:style-name="T2">equipo_id </text:span></text:span><text:span text:style-name="T2">de la relación Jugadores</text:span></text:p>
        </text:list-item>
      </text:list>
      <text:p text:style-name="P2"><text:span text:style-name="T2">2. Reconstruir el esquema anterior y </text:span><text:span text:style-name="Strong_20_Emphasis"><text:span text:style-name="T2">obtener el grafo relacional con la nomenclatura completa</text:span></text:span><text:span text:style-name="T2">, asignando el formato adecuado a:</text:span></text:p>
      <text:list text:style-name="L3">
        <text:list-item>
          <text:p text:style-name="P8">Claves primarias</text:p>
        </text:list-item>
        <text:list-item>
          <text:p text:style-name="P8">Claves secundarias</text:p>
        </text:list-item>
        <text:list-item>
          <text:p text:style-name="P8">Campos opcionales</text:p>
        </text:list-item>
        <text:list-item>
          <text:p text:style-name="P9">Claves Ajenas. En estas además debéis indicar justo debajo, la relación con la que está relacionada, el tipo de borrado (BR, BC, BN, BD) y el tipo de modificado (MR, MC, MN, MD).</text:p>
        </text:list-item>
      </text:list>
      <text:p text:style-name="P2"><text:span text:style-name="T2">3. Suponiendo que en la relación equipos existiesen los </text:span><text:span text:style-name="Strong_20_Emphasis"><text:span text:style-name="T2">equipos</text:span></text:span><text:span text:style-name="T2"> con los id(1, 2, 3, 4, 5), que en la relación </text:span><text:span text:style-name="Strong_20_Emphasis"><text:span text:style-name="T2">arbitros </text:span></text:span><text:span text:style-name="T2">existiesen los id(1, 2, 3) y en la relación </text:span><text:span text:style-name="Strong_20_Emphasis"><text:span text:style-name="T2">estadios </text:span></text:span><text:span text:style-name="T2">existiesen los id(1, 2, 3, 4) se pide </text:span><text:span text:style-name="Strong_20_Emphasis"><text:span text:style-name="T2">añadir 4 tuplas válidas</text:span></text:span><text:span text:style-name="T2"> en la relación </text:span><text:span text:style-name="Strong_20_Emphasis"><text:span text:style-name="T2">partidos </text:span></text:span><text:span text:style-name="T2">entendiendo que en un partido no se puede enfrentar un equipo consigo mismo. Mostrar tabla.</text:span></text:p>
      <text:p text:style-name="P10"><text:soft-page-break/>1. Valores nulos, tipos de borrado y tipos de modificador.</text:p>
      <text:p text:style-name="P10"/>
      <text:p text:style-name="P11">-estadio_id: Se permiten valores nulos porque puede no tener un estadio asignado, B:N para que si se borra un estadio se le de un valor NULL, M:C por si cambia el id del estadio para que se propage.</text:p>
      <text:p text:style-name="P11"/>
      <text:p text:style-name="P11">-equipo_casa_id: No puede ser nulo porque siempre tiene que haber un equipo de local, B:C para borrar los partidos en los que este el equipo y no tener partidos con equipos eliminados, M:C por si cambia el id del equipo.</text:p>
      <text:p text:style-name="P11"/>
      <text:p text:style-name="P11">-<text:span text:style-name="T3">equipo_id: No permite nulos porque debe de haber un equipo vinculado al jugador, B:N si el equipo se elimina se deben de los jugadores sin equipo, M:C en caso de que cambie el id del equipo.</text:span></text:p>
      <text:p text:style-name="P11"/>
      <text:p text:style-name="P12">2. Grafo relacional.</text:p>
      <text:p text:style-name="P12"/>
      <text:p text:style-name="P13">Categorias (<text:span text:style-name="T4">#</text:span><text:span text:style-name="T5">id</text:span>, nombre, nivel)</text:p>
      <text:p text:style-name="P14"/>
      <text:p text:style-name="P15"><text:span text:style-name="T2">Equipo (</text:span><text:span text:style-name="T6">#</text:span><text:span text:style-name="T7">id</text:span><text:span text:style-name="T2">, nombre, ciudad, fechaFundacion,</text:span><text:span text:style-name="T8"> </text:span><text:span text:style-name="T9">categoria_id, presidente_id, estadio_i</text:span><text:span text:style-name="T10">d</text:span><text:span text:style-name="T2">) </text:span></text:p>
      <text:p text:style-name="P16"><text:span text:style-name="T11">EQUIPO.categoria_id-&gt; CATEGORIA (not null; </text:span><text:span text:style-name="T2">BR; MR</text:span> <text:span text:style-name="T12">)</text:span></text:p>
      <text:p text:style-name="P16"><text:span text:style-name="T11">EQUIPO.presidente_id-&gt; PRESIDENTE (not null; </text:span><text:span text:style-name="T2">BR; MR) </text:span></text:p>
      <text:p text:style-name="P16"><text:span text:style-name="T11">EQUIPO.estadio_id-&gt; ESTADIOS (null; </text:span><text:span text:style-name="T2">BN; MC</text:span><text:span text:style-name="T11">)</text:span></text:p>
      <text:p text:style-name="P13"/>
      <text:p text:style-name="P13">Presidentes (<text:span text:style-name="T4">#</text:span><text:span text:style-name="T5">id</text:span>, nombre, <text:span text:style-name="T13">dni</text:span>, nacionalidad)</text:p>
      <text:p text:style-name="P13"/>
      <text:p text:style-name="P13">Arbitro (<text:span text:style-name="T4">#</text:span><text:span text:style-name="T5">id</text:span>, nombre, region, num_colegiado)</text:p>
      <text:p text:style-name="P13"/>
      <text:p text:style-name="P13">Estadios (<text:span text:style-name="T4">#</text:span><text:span text:style-name="T5">id</text:span>, <text:span text:style-name="T13">nombre</text:span>, direccion, ciudad)</text:p>
      <text:p text:style-name="P14"/>
      <text:p text:style-name="P15"><text:span text:style-name="T2">Jugadores(</text:span><text:span text:style-name="T6">#</text:span><text:span text:style-name="T7">id</text:span><text:span text:style-name="T2">, </text:span><text:span text:style-name="T14">dni</text:span><text:span text:style-name="T2">, nombre, apellidos, nacionalidad, puesto, </text:span><text:span text:style-name="T15">equipo_id</text:span><text:span text:style-name="T2">)</text:span></text:p>
      <text:p text:style-name="P13"/>
      <text:p text:style-name="P13">Partido(<text:span text:style-name="T4">#</text:span><text:span text:style-name="T5">id</text:span>, fecha, a<text:span text:style-name="T16">rbitro_id</text:span><text:span text:style-name="T17">, estadio_id, equipo_casa_id, equipo_fuera_id</text:span>, goles_equipo_casa, goles_equipo_fuera)</text:p>
      <text:p text:style-name="P17"><text:span text:style-name="T11">PARTIDO.arbitro_id-&gt; ARBITRO (not null; </text:span><text:span text:style-name="T2">BR; MR</text:span><text:span text:style-name="T11">)</text:span></text:p>
      <text:p text:style-name="P18"/>
      <text:p text:style-name="P18">Clasificacion(<text:span text:style-name="T4">#</text:span><text:span text:style-name="T18">equipo_id</text:span>, partidos_jugados, partidos_perdidos, partidos_empatados, puntos_casa, puntos_fuera, goles_casa, goles_fuera, puntos)</text:p>
      <text:p text:style-name="P18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3. 4 tuplas válid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P20">id</text:p>
            </table:table-cell>
            <table:table-cell table:style-name="Tabla1.A1" office:value-type="string">
              <text:p text:style-name="P20">fecha</text:p>
            </table:table-cell>
            <table:table-cell table:style-name="Tabla1.A1" office:value-type="string">
              <text:p text:style-name="P20">arbitro_id</text:p>
            </table:table-cell>
            <table:table-cell table:style-name="Tabla1.A1" office:value-type="string">
              <text:p text:style-name="P20">estadio_id</text:p>
            </table:table-cell>
            <table:table-cell table:style-name="Tabla1.A1" office:value-type="string">
              <text:p text:style-name="P20">equipo_casa_id</text:p>
            </table:table-cell>
            <table:table-cell table:style-name="Tabla1.A1" office:value-type="string">
              <text:p text:style-name="P20">equipo_fuera_id</text:p>
            </table:table-cell>
            <table:table-cell table:style-name="Tabla1.A1" office:value-type="string">
              <text:p text:style-name="P20">goles_equipo_casa</text:p>
            </table:table-cell>
            <table:table-cell table:style-name="Tabla1.A1" office:value-type="string">
              <text:p text:style-name="P20">goles_equipo_fuera</text:p>
            </table:table-cell>
          </table:table-row>
        </table:table-header-rows>
        <table:table-row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2025-10-01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1</text:p>
          </table:table-cell>
        </table:table-row>
        <table:table-row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2025-10-02</text:p>
          </table:table-cell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4</text:p>
          </table:table-cell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2</text:p>
          </table:table-cell>
        </table:table-row>
        <table:table-row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2025-10-03</text:p>
          </table:table-cell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5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0</text:p>
          </table:table-cell>
          <table:table-cell table:style-name="Tabla1.A1" office:value-type="string">
            <text:p text:style-name="P21">1</text:p>
          </table:table-cell>
        </table:table-row>
        <table:table-row>
          <table:table-cell table:style-name="Tabla1.A1" office:value-type="string">
            <text:p text:style-name="P21">4</text:p>
          </table:table-cell>
          <table:table-cell table:style-name="Tabla1.A1" office:value-type="string">
            <text:p text:style-name="P21">2025-10-04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4</text:p>
          </table:table-cell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0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09:32:23.629463700</meta:creation-date>
    <dc:date>2025-10-17T10:31:07.798326900</dc:date>
    <meta:editing-duration>PT11M50S</meta:editing-duration>
    <meta:editing-cycles>1</meta:editing-cycles>
    <meta:document-statistic meta:table-count="1" meta:image-count="0" meta:object-count="0" meta:page-count="3" meta:paragraph-count="82" meta:word-count="492" meta:character-count="3284" meta:non-whitespace-character-count="2886"/>
    <meta:generator>LibreOffice/25.8.1.1$Windows_X86_64 LibreOffice_project/54047653041915e595ad4e45cccea684809c77b5</meta:generator>
  </office:meta>
</office:document-meta>
</file>